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C000000C5F450AD5D0EB1EDFB.png" manifest:media-type="image/png"/>
  <manifest:file-entry manifest:full-path="Pictures/1000000000000020000000204B249CA79A42C6D7.png" manifest:media-type="image/png"/>
  <manifest:file-entry manifest:full-path="Pictures/1000020100000157000000C87E31DF3D33F7EBD8.png" manifest:media-type="image/png"/>
  <manifest:file-entry manifest:full-path="Pictures/1000020100000154000000C51F5446BAE63B936D.png" manifest:media-type="image/png"/>
  <manifest:file-entry manifest:full-path="Pictures/10000201000002CA000001E8DD82CFBF23689A0C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21.043cm" svg:height="14.381cm" svg:x="-0.743cm" svg:y="0.725cm">
          <draw:image xlink:href="Pictures/10000201000002CA000001E8DD82CFBF23689A0C.png" xlink:type="simple" xlink:show="embed" xlink:actuate="onLoad">
            <text:p/>
          </draw:image>
        </draw:frame>
        <draw:frame draw:style-name="gr1" draw:text-style-name="P1" draw:layer="layout" svg:width="8.2cm" svg:height="4.749cm" svg:x="19.8cm" svg:y="0.151cm">
          <draw:image xlink:href="Pictures/1000020100000154000000C51F5446BAE63B936D.png" xlink:type="simple" xlink:show="embed" xlink:actuate="onLoad">
            <text:p/>
          </draw:image>
        </draw:frame>
        <draw:frame draw:style-name="gr1" draw:text-style-name="P1" draw:layer="layout" svg:width="8.146cm" svg:height="4.749cm" svg:x="19.8cm" svg:y="5.4cm">
          <draw:image xlink:href="Pictures/1000020100000157000000C87E31DF3D33F7EBD8.png" xlink:type="simple" xlink:show="embed" xlink:actuate="onLoad">
            <text:p/>
          </draw:image>
        </draw:frame>
        <draw:frame draw:style-name="gr1" draw:text-style-name="P1" draw:layer="layout" svg:width="7.869cm" svg:height="4.668cm" svg:x="19.831cm" svg:y="10.732cm">
          <draw:image xlink:href="Pictures/100002010000014C000000C5F450AD5D0EB1EDF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4M</meta:editing-duration>
    <meta:editing-cycles>13</meta:editing-cycles>
    <meta:generator>LibreOffice/6.0.3.2$Linux_X86_64 LibreOffice_project/00m0$Build-2</meta:generator>
    <dc:title>DNA</dc:title>
    <dc:date>2018-09-02T11:14:06.304659738</dc:date>
    <meta:document-statistic meta:object-count="28"/>
  </office:meta>
</office:document-meta>
</file>